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break-before="page"/>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3" style:family="paragraph" style:parent-style-name="Normal">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4" style:family="paragraph" style:parent-style-name="Normal">
      <style:paragraph-properties>
        <style:tab-stops>
          <style:tab-stop style:position="5.877cm"/>
        </style:tab-stops>
      </style:paragraph-properties>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5" style:family="paragraph" style:parent-style-name="Normal">
      <style:text-properties style:text-underline-style="solid" style:text-underline-width="auto" style:text-underline-color="font-color" style:text-underline-mode="continuous" style:text-overline-mode="continuous" style:text-line-through-mode="continuous"/>
    </style:style>
    <style:style style:name="P6" style:family="paragraph" style:parent-style-name="Normal">
      <style:text-properties fo:color="#ff0000"/>
    </style:style>
    <style:style style:name="P7" style:family="paragraph" style:parent-style-name="Normal">
      <style:paragraph-properties fo:margin-left="0.635cm" fo:margin-right="0cm" fo:text-indent="0cm"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Normal">
      <style:paragraph-properties fo:margin-left="0.635cm" fo:margin-right="0cm" fo:text-indent="0cm" style:auto-text-indent="false">
        <style:tab-stops/>
      </style:paragraph-properties>
    </style:style>
    <style:style style:name="P9" style:family="paragraph" style:parent-style-name="Normal" style:master-page-name="MP0">
      <style:paragraph-properties fo:text-align="center" style:justify-single-word="false" style:page-number="auto" fo:break-before="page"/>
      <style:text-properties style:font-name="Calibri Light" fo:font-size="22pt" style:text-underline-style="solid" style:text-underline-width="auto" style:text-underline-color="font-color" style:text-underline-mode="continuous" style:text-overline-mode="continuous" style:text-line-through-mode="continuous" style:font-size-asian="22pt" style:font-name-complex="Calibri Light" style:font-size-complex="22pt"/>
    </style:style>
    <style:style style:name="P10" style:family="paragraph" style:parent-style-name="Normal">
      <style:text-properties officeooo:rsid="000103c7" officeooo:paragraph-rsid="000103c7"/>
    </style:style>
    <style:style style:name="P11" style:family="paragraph" style:parent-style-name="Normal" style:list-style-name="L7">
      <style:text-properties officeooo:rsid="000103c7" officeooo:paragraph-rsid="000103c7"/>
    </style:style>
    <style:style style:name="P12" style:family="paragraph" style:parent-style-name="Normal">
      <style:text-properties officeooo:paragraph-rsid="000103c7"/>
    </style:style>
    <style:style style:name="P13" style:family="paragraph" style:parent-style-name="Normal">
      <style:text-properties officeooo:rsid="000209b5" officeooo:paragraph-rsid="000209b5"/>
    </style:style>
    <style:style style:name="P14" style:family="paragraph" style:parent-style-name="Normal" style:list-style-name="L8">
      <style:text-properties officeooo:rsid="000209b5" officeooo:paragraph-rsid="000209b5"/>
    </style:style>
    <style:style style:name="P15" style:family="paragraph" style:parent-style-name="Normal">
      <style:text-properties fo:color="#ef413d" officeooo:rsid="000209b5" officeooo:paragraph-rsid="000209b5"/>
    </style:style>
    <style:style style:name="P16" style:family="paragraph" style:parent-style-name="List_20_Paragraph" style:list-style-name="L4"/>
    <style:style style:name="P17" style:family="paragraph" style:parent-style-name="List_20_Paragraph" style:list-style-name="L4">
      <style:text-properties officeooo:rsid="0003e999" officeooo:paragraph-rsid="0003e999"/>
    </style:style>
    <style:style style:name="P18" style:family="paragraph" style:parent-style-name="List_20_Paragraph" style:list-style-name="L3">
      <style:paragraph-properties fo:break-before="page"/>
    </style:style>
    <style:style style:name="P19" style:family="paragraph" style:parent-style-name="List_20_Paragraph" style:list-style-name="L5">
      <style:paragraph-properties fo:margin-left="1.905cm" fo:margin-right="0cm" fo:text-indent="0cm" style:auto-text-indent="false">
        <style:tab-stops/>
      </style:paragraph-properties>
    </style:style>
    <style:style style:name="P20" style:family="paragraph" style:parent-style-name="List_20_Paragraph" style:list-style-name="L6">
      <style:paragraph-properties fo:margin-left="1.905cm" fo:margin-right="0cm" fo:text-indent="0cm" style:auto-text-indent="false">
        <style:tab-stops/>
      </style:paragraph-properties>
    </style:style>
    <style:style style:name="P21" style:family="paragraph" style:parent-style-name="List_20_Paragraph" style:list-style-name="L6">
      <style:paragraph-properties fo:margin-left="1.905cm" fo:margin-right="0cm" fo:text-indent="0cm" style:auto-text-indent="false">
        <style:tab-stops/>
      </style:paragraph-properties>
      <style:text-properties officeooo:rsid="00039ce5" officeooo:paragraph-rsid="00039ce5"/>
    </style:style>
    <style:style style:name="P22" style:family="paragraph" style:parent-style-name="List_20_Paragraph" style:list-style-name="L6">
      <style:paragraph-properties fo:margin-left="1.905cm" fo:margin-right="0cm" fo:text-indent="0cm" style:auto-text-indent="false">
        <style:tab-stops/>
      </style:paragraph-properties>
      <style:text-properties officeooo:rsid="00052e2f" officeooo:paragraph-rsid="00052e2f"/>
    </style:style>
    <style:style style:name="T1" style:family="text">
      <style:text-properties fo:color="#ff0000"/>
    </style:style>
    <style:style style:name="T2" style:family="text">
      <style:text-properties officeooo:rsid="000103c7"/>
    </style:style>
    <style:style style:name="T3" style:family="text">
      <style:text-properties fo:color="#000000" officeooo:rsid="000103c7"/>
    </style:style>
    <style:style style:name="T4" style:family="text">
      <style:text-properties officeooo:rsid="00039ce5"/>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Group 28 CS2006 <text:span text:style-name="T2">Python</text:span> 2 Report</text:p>
      <text:p text:style-name="Normal"/>
      <text:p text:style-name="P3">Overview</text:p>
      <text:p text:style-name="P10">This practical uses jupyter notebook and python to analyse twitter data to do with a comet landing, this data was in a raw form in a csv and originally came for the twitter api.</text:p>
      <text:p text:style-name="Normal"/>
      <text:p text:style-name="P3">Usage</text:p>
      <text:p text:style-name="P12"><text:span text:style-name="Default_20_Paragraph_20_Font"><text:span text:style-name="T3">Opening a jupyter notebook of the practical shows how easy it is to use, each segment can be run independently. The conversion of the data from a raw to refined sate is automatic as it is handled by a parser. The code can be clearly seen and is explained in the notebook. </text:span></text:span></text:p>
      <text:p text:style-name="Normal"/>
      <text:p text:style-name="P3">Functionality</text:p>
      <text:p text:style-name="P10">The code covers all of the basic requirements, namely:</text:p>
      <text:list xml:id="list3164405434" text:style-name="L7">
        <text:list-item>
          <text:p text:style-name="P11">refinement of the data set; removal of duplicates, formatting, automated</text:p>
        </text:list-item>
        <text:list-item>
          <text:p text:style-name="P11">descriptive analysis: various calculations to show features such as totals, averages, and popularity</text:p>
        </text:list-item>
        <text:list-item>
          <text:p text:style-name="P11">visualisations; such as line and pie charts to show trends and proportions</text:p>
        </text:list-item>
      </text:list>
      <text:p text:style-name="P10">This is all provided in a jupyter notebook as specified</text:p>
      <text:p text:style-name="P10"/>
      <text:p text:style-name="P13">Additionally:</text:p>
      <text:list xml:id="list1800312360" text:style-name="L8">
        <text:list-item>
          <text:p text:style-name="P14">analysis of applications used to tweet</text:p>
        </text:list-item>
        <text:list-item>
          <text:p text:style-name="P14">analysis of patterns over time for tweets, retweets, and replies</text:p>
        </text:list-item>
      </text:list>
      <text:p text:style-name="P15">@tom add additional things as I am unsure – Fraser</text:p>
      <text:list xml:id="list3700350876" text:style-name="L3">
        <text:list-item>
          <text:p text:style-name="P18"/>
        </text:list-item>
      </text:list>
      <text:p text:style-name="P3">Design</text:p>
      <text:p text:style-name="Normal">The overall structure of the project is largely unchanged from the given start code. The only difference in this aspect is the splitting of the AI module into two separate nodules; one handles the logical process by which the AI functions (tree generation and minimax branch selection), and the second provides a layer of abstraction to allow the logic of the AI to be written at a high level (in the former).</text:p>
      <text:p text:style-name="Normal"/>
      <text:p text:style-name="Normal">We did not further change the module structure of the practical as we deemed the given structure and extent of modularisation to be sufficient and reasonable to allow maintainability, error identification, the ability to allow logical understanding of the control flow of the program, task distribution and parallel development (of different modules simultaneously by different people), and to make code reusable where possible.</text:p>
      <text:p text:style-name="Normal"/>
      <text:p text:style-name="P4">Implementation</text:p>
      <text:p text:style-name="Normal"><text:span text:style-name="Default_20_Paragraph_20_Font"><text:span text:style-name="T1">@feb7 please explain how you implemented your features</text:span></text:span></text:p>
      <text:p text:style-name="Normal">The AI logic is uncomplicated, just being a combination of abstracted methods used and combining to form high level logic (including operations on lists of positions as potential moves, for instance). The process of it is a minimax tree searching future moves and evaluating them based on their scores in the evaluate method. The maximum depth to look forward to in the tree and the number of (the best possible) moves on each level of the tree to examine are adjustable from constants set in AILogic.hs.</text:p>
      <text:p text:style-name="Normal">AIImplementation.hs contains methods to perform the abstract operations on lists of positions, boards, etc. The operations needed to run the AI are broken down into as many small methods as possible to allow for a logical flow for the AI, to allow maintenance, understanding, etc. The getMaxEvalScoreForMove method is probably the most important in the module; it controls the majority of tree traversal and move assessment to find the maximum possible evaluation score for each possible initial move (so that with the largest can then be played by the AI).As I have mentioned, the methods are as broken up and small as possible, so the remainder in the module are fairly simple to understand when read.</text:p>
      <text:p text:style-name="Normal">I would argue that equally important as the methods implementing the minimax tree traversal and node selection is the evaluation method for the AI. It checks to see if a move will cause a player to win immediately or at the next move, then returning a positive or negative fraction of the maximum possible score, depending on which player will win and if they would win at that or the next move. Otherwise, it will return the sum of: (num * l) * [2 ^ (l – 1)], where 0 &lt; l &lt; target length, and num is the number of times a given colour has a combination of a given length.</text:p>
      <text:p text:style-name="P2">Provenance</text:p>
      <text:p text:style-name="Normal"/>
      <text:p text:style-name="P5">Source material</text:p>
      <text:list xml:id="list1685519482" text:style-name="L4">
        <text:list-item>
          <text:p text:style-name="P16">studres start code (for this practical)</text:p>
        </text:list-item>
        <text:list-item>
          <text:p text:style-name="P17">Data set provided by studres</text:p>
        </text:list-item>
      </text:list>
      <text:p text:style-name="List_20_Paragraph"/>
      <text:p text:style-name="P5">Contributions</text:p>
      <text:p text:style-name="P7">taeh</text:p>
      <text:list xml:id="list1065308759" text:style-name="L5">
        <text:list-header>
          <text:p text:style-name="P19"/>
        </text:list-header>
      </text:list>
      <text:p text:style-name="P8"/>
      <text:p text:style-name="P7">feb7</text:p>
      <text:list xml:id="list835495788" text:style-name="L6">
        <text:list-item>
          <text:p text:style-name="P21">Analysis of applications used to send tweets</text:p>
        </text:list-item>
        <text:list-item>
          <text:p text:style-name="P21">Analysis of user activity over time</text:p>
        </text:list-item>
        <text:list-item>
          <text:p text:style-name="P22">Part of report</text:p>
        </text:list-item>
      </text:list>
      <text:p text:style-name="P1"/>
      <text:p text:style-name="P3">Testing and Examples</text:p>
      <text:p text:style-name="P6"/>
      <text:p text:style-name="P5">Testing</text:p>
      <text:p text:style-name="Normal">The program was largely tested with trial and error. For example, we considered the time taken by the AI to choose and execute a move, and the quality of that move. We repeatedly tested and then adjusted the AI, and in this manner we were able to ensure it performed reasonably as a result. Specifically, we tested that it always (or the vast majority of the time) will win with a target of 3, and that at various board and target sizes it continues to execute moves reasonably sensibly and rapidly.</text:p>
      <text:p text:style-name="Normal">A similar process followed for the other features of the project. Other examples include that we tested that the GUI displayed the board and allowed interaction correctly, that additional features such as undoing moves worked correctly, etc. After implementing features we fixed any bugs, issues, or unexpected functionality found in their testing.</text:p>
      <text:p text:style-name="Normal"/>
      <text:p text:style-name="P5">Examples</text:p>
      <text:p text:style-name="Normal">I will now include screenshots displaying the implementations of various features of our program.</text:p>
      <text:p text:style-name="Normal"/>
      <text:p text:style-name="P6">Add the examples !!</text:p>
      <text:p text:style-name="Normal"/>
      <text:p text:style-name="Normal">GUI (including the time limit)</text:p>
      <text:p text:style-name="Normal"/>
      <text:p text:style-name="Normal"/>
      <text:p text:style-name="Normal">Determining target and board size with command-line arguments</text:p>
      <text:p text:style-name="Normal"/>
      <text:p text:style-name="Normal"/>
      <text:p text:style-name="Normal">AI</text:p>
      <text:p text:style-name="Normal"/>
      <text:p text:style-name="Normal"/>
      <text:p text:style-name="Normal"/>
      <text:p text:style-name="Normal"/>
      <text:p text:style-name="P1"/>
      <text:p text:style-name="P3">Evaluation</text:p>
      <text:p text:style-name="Normal">As previously discussed, we have implemented the basic specification for this practical as well as multiple advanced features. For each feature, we tested it to ensure it works correctly and as expected and required. Our additional implemented features include undoing moves, a pausable move timer, choosing the board and target size, and saving and loading games.</text:p>
      <text:p text:style-name="Normal">Due to the number and quality of our extensions, and the tests we performed on them, we believe it is safe and fair to conclude that our program sufficiently and successfully meets the requirements of the practical.</text:p>
      <text:p text:style-name="Normal"/>
      <text:p text:style-name="P3">Conclusion</text:p>
      <text:p text:style-name="Normal">We have shown that we have implemented the basic requirements, as well as several extra criteria, such as undoing moves and saving and loading games, and explained how they were implemented. We discussed their functionality in more depth in the Evaluation section.<text:line-break/><text:line-break/>We initially found understanding how to use cabal and gloss difficult, though once the basics were set up and understood the pace of progress increased rapidly. In addition to this, in a broader sense our group is weaker with Haskell as a whole as compared to Python.</text:p>
      <text:p text:style-name="Normal">Given more time, we would like to implement network play for players against both other players and AIs, as well as AIs to play each other. We would also be interested in implementing a machine learning element with the AI using libraries such as TensorFlow or grenade, or even abstracting the ML/AI element out of Haskell and using a web-based AI such as Amazon Machine Learning, IBM Watson, Microsoft Azure,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officeooo:rsid="00039ce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Page <text:page-number text:select-page="current">5</text:page-number><text:s/>| CS2006 <text:span text:style-name="MT1">Python </text:span>2 Report | Group 28 | Tutor: Edwin Brady | 26/04/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Build-2</meta:generator>
    <dc:title/>
    <dc:description/>
    <dc:subject/>
    <meta:initial-creator>harde_000</meta:initial-creator>
    <meta:creation-date>2018-04-22T18:43:00Z</meta:creation-date>
    <dc:date>2018-04-27T11:36:32.999555991</dc:date>
    <meta:editing-cycles>9</meta:editing-cycles>
    <meta:editing-duration>PT14M50S</meta:editing-duration>
    <meta:document-statistic meta:table-count="0" meta:image-count="0" meta:object-count="0" meta:page-count="5" meta:paragraph-count="52" meta:word-count="1129" meta:character-count="6647" meta:non-whitespace-character-count="5576"/>
    <meta:template xlink:type="simple" xlink:actuate="onRequest" xlink:title="" xlink:href="../haskell/Haskell-2-master/groupReport.odt/Normal"/>
  </office:meta>
</office:document-meta>
</file>